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KoopKonz" style:family="table">
      <style:table-properties style:width="17cm" table:align="margins"/>
    </style:style>
    <style:style style:name="KoopKonz.A" style:family="table-column">
      <style:table-column-properties style:column-width="8.5cm" style:rel-column-width="32767*"/>
    </style:style>
    <style:style style:name="KoopKonz.A1" style:family="table-cell">
      <style:table-cell-properties fo:padding="0.097cm" fo:border-left="0.05pt solid #000000" fo:border-right="none" fo:border-top="0.05pt solid #000000" fo:border-bottom="0.05pt solid #000000"/>
    </style:style>
    <style:style style:name="KoopKonz.B1" style:family="table-cell">
      <style:table-cell-properties fo:padding="0.097cm" fo:border="0.05pt solid #000000"/>
    </style:style>
    <style:style style:name="KoopKonz.A2" style:family="table-cell">
      <style:table-cell-properties fo:padding="0.097cm" fo:border-left="0.05pt solid #000000" fo:border-right="none" fo:border-top="none" fo:border-bottom="0.05pt solid #000000"/>
    </style:style>
    <style:style style:name="KoopKonz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de" fo:country="DE" officeooo:rsid="0011b91b" officeooo:paragraph-rsid="0011b91b"/>
    </style:style>
    <style:style style:name="P2" style:family="paragraph" style:parent-style-name="Standard">
      <style:text-properties fo:language="de" fo:country="DE" officeooo:rsid="0011b91b" officeooo:paragraph-rsid="0011b91b"/>
    </style:style>
    <style:style style:name="P3" style:family="paragraph" style:parent-style-name="Standard">
      <style:text-properties fo:language="de" fo:country="DE" officeooo:rsid="0012077f" officeooo:paragraph-rsid="0012077f"/>
    </style:style>
    <style:style style:name="P4" style:family="paragraph" style:parent-style-name="Table_20_Contents">
      <style:text-properties fo:language="de" fo:country="DE" style:text-underline-style="solid" style:text-underline-width="auto" style:text-underline-color="font-color" fo:font-weight="normal" officeooo:rsid="0012077f" officeooo:paragraph-rsid="0012077f" style:font-weight-asian="normal" style:font-weight-complex="normal"/>
    </style:style>
    <style:style style:name="P5" style:family="paragraph" style:parent-style-name="Table_20_Contents">
      <style:text-properties fo:language="de" fo:country="DE" officeooo:rsid="0012077f" officeooo:paragraph-rsid="0012077f"/>
    </style:style>
    <style:style style:name="T1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operation und Konzentration</text:p>
      <text:p text:style-name="P2"/>
      <text:p text:style-name="P3"/>
      <table:table table:name="KoopKonz" table:style-name="KoopKonz">
        <table:table-column table:style-name="KoopKonz.A" table:number-columns-repeated="2"/>
        <table:table-row>
          <table:table-cell table:style-name="KoopKonz.A1" office:value-type="string">
            <text:p text:style-name="P4">Kooperation</text:p>
          </table:table-cell>
          <table:table-cell table:style-name="KoopKonz.B1" office:value-type="string">
            <text:p text:style-name="P4">Konzentration</text:p>
          </table:table-cell>
        </table:table-row>
        <table:table-row>
          <table:table-cell table:style-name="KoopKonz.A2" office:value-type="string">
            <text:p text:style-name="P5">Unternehmen bleiben rechtlich unabhängig, z.B. Kartelle, Interessengemeinschaften, Arbeitsgemeinschaften</text:p>
          </table:table-cell>
          <table:table-cell table:style-name="KoopKonz.B2" office:value-type="string">
            <text:p text:style-name="P5">Unternehmen verlieren ihre wirtschaftliche (Konzern) oder sie verlieren ihre wirtschaftliche und rechtliche Selbstständigkeit (Trust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8:06:09.099697000</meta:creation-date>
    <dc:date>2017-06-27T08:45:23.490429000</dc:date>
    <meta:editing-duration>PT28M59S</meta:editing-duration>
    <meta:editing-cycles>1</meta:editing-cycles>
    <meta:document-statistic meta:table-count="1" meta:image-count="0" meta:object-count="0" meta:page-count="1" meta:paragraph-count="5" meta:word-count="27" meta:character-count="290" meta:non-whitespace-character-count="268"/>
    <meta:generator>LibreOffice/5.1.6.2$MacOSX_X86_64 LibreOffice_project/07ac168c60a517dba0f0d7bc7540f5afa45f0909</meta:generator>
  </office:meta>
</office:document-meta>
</file>